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2" style:family="paragraph" style:parent-style-name="Title">
      <style:text-properties fo:language="pt" fo:country="BR"/>
    </style:style>
    <style:style style:name="P3" style:family="paragraph" style:parent-style-name="Contents_20_1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Heading">
      <style:paragraph-properties fo:break-before="page"/>
      <style:text-properties officeooo:paragraph-rsid="0023aad9"/>
    </style:style>
    <style:style style:name="P6" style:family="paragraph" style:parent-style-name="Heading_20_1">
      <style:paragraph-properties fo:break-before="page"/>
      <style:text-properties fo:language="pt" fo:country="BR" officeooo:rsid="0023aad9" officeooo:paragraph-rsid="0023aad9"/>
    </style:style>
    <style:style style:name="P7" style:family="paragraph" style:parent-style-name="Heading_20_1">
      <style:text-properties fo:language="pt" fo:country="BR"/>
    </style:style>
    <style:style style:name="P8" style:family="paragraph" style:parent-style-name="Standard">
      <style:paragraph-properties fo:break-before="page"/>
      <style:text-properties fo:language="pt" fo:country="BR"/>
    </style:style>
    <style:style style:name="P9" style:family="paragraph" style:parent-style-name="Standard">
      <style:text-properties fo:language="pt" fo:country="BR"/>
    </style:style>
    <style:style style:name="P10" style:family="paragraph" style:parent-style-name="Standard">
      <style:text-properties fo:language="pt" fo:country="BR" officeooo:paragraph-rsid="0023aad9"/>
    </style:style>
    <style:style style:name="P11" style:family="paragraph" style:parent-style-name="Standard">
      <style:paragraph-properties fo:break-before="page"/>
      <style:text-properties fo:language="pt" fo:country="BR" officeooo:paragraph-rsid="0023aad9"/>
    </style:style>
    <style:style style:name="P12" style:family="paragraph" style:parent-style-name="Standard" style:list-style-name="L1">
      <style:text-properties fo:language="pt" fo:country="B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 Importância das Noções Básicas de Informática para a Empregabilidade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4">Sumário</text:p>
          </text:index-title>
          <text:p text:style-name="P1"><text:a xlink:type="simple" xlink:href="#__RefHeading___Toc44_1157166720" text:style-name="Index_20_Link" text:visited-style-name="Index_20_Link">Introdução<text:tab/>3</text:a></text:p>
          <text:p text:style-name="P1"><text:a xlink:type="simple" xlink:href="#__RefHeading___Toc46_1157166720" text:style-name="Index_20_Link" text:visited-style-name="Index_20_Link">Capítulo 1: Introdução às Competências Digitais na Era Moderna<text:tab/>4</text:a></text:p>
          <text:p text:style-name="P1"><text:a xlink:type="simple" xlink:href="#__RefHeading___Toc48_1157166720" text:style-name="Index_20_Link" text:visited-style-name="Index_20_Link">Capítulo 2: Noções Básicas de Informática e Sua Importância<text:tab/>5</text:a></text:p>
          <text:p text:style-name="P1"><text:a xlink:type="simple" xlink:href="#__RefHeading___Toc50_1157166720" text:style-name="Index_20_Link" text:visited-style-name="Index_20_Link">Capítulo 3: Competências Digitais Avançadas para o Mercado de Trabalho<text:tab/>6</text:a></text:p>
          <text:p text:style-name="P1"><text:a xlink:type="simple" xlink:href="#__RefHeading___Toc52_1157166720" text:style-name="Index_20_Link" text:visited-style-name="Index_20_Link">Capítulo 4: Soft Skills e Competências Digitais<text:tab/>7</text:a></text:p>
          <text:p text:style-name="P1"><text:a xlink:type="simple" xlink:href="#__RefHeading___Toc54_1157166720" text:style-name="Index_20_Link" text:visited-style-name="Index_20_Link">Capítulo 5: Preparando-se para o Futuro do Trabalho<text:tab/>8</text:a></text:p>
        </text:index-body>
      </text:table-of-content>
      <text:list text:style-name="L1">
        <text:list-header>
          <text:p text:style-name="P12"/>
        </text:list-header>
      </text:list>
      <text:h text:style-name="P6" text:outline-level="1"><text:bookmark-start text:name="__RefHeading___Toc44_1157166720"/>Introdução<text:bookmark-end text:name="__RefHeading___Toc44_1157166720"/></text:h>
      <text:p text:style-name="P9">As competências digitais tornaram-se indispensáveis no mercado de trabalho contemporâneo. A tecnologia avança rapidamente, transformando profissões e criando novas demandas de habilidades. Este texto visa explorar a importância das noções básicas de informática, destacando competências digitais essenciais e os softwares mais indicados para quem busca se destacar profissionalmente.</text:p>
      <text:p text:style-name="P8"/>
      <text:h text:style-name="P7" text:outline-level="1"><text:bookmark-start text:name="__RefHeading___Toc46_1157166720"/>Capítulo 1: Introdução às Competências Digitais na Era Moderna<text:bookmark-end text:name="__RefHeading___Toc46_1157166720"/></text:h>
      <text:p text:style-name="P10">O primeiro capítulo discute a importância das competências digitais na empregabilidade atual, traçando uma breve história da informática no ambiente de trabalho e antecipando os temas dos capítulos seguintes. Aborda como a evolução tecnológica redefiniu o conceito de alfabetização, tornando o domínio das ferramentas digitais um requisito básico em muitas profissões.</text:p>
      <text:p text:style-name="P11"/>
      <text:h text:style-name="P7" text:outline-level="1"><text:bookmark-start text:name="__RefHeading___Toc48_1157166720"/>Capítulo 2: Noções Básicas de Informática e Sua Importância<text:bookmark-end text:name="__RefHeading___Toc48_1157166720"/></text:h>
      <text:p text:style-name="P10">Este capítulo enfoca o conhecimento fundamental de hardware e software, incluindo tipos de computadores, componentes principais, e sistemas operacionais. Examina softwares de produtividade essenciais como Microsoft Office e alternativas gratuitas, além de discutir a importância da navegação segura na internet e da proteção de dados pessoais.</text:p>
      <text:p text:style-name="P11"/>
      <text:h text:style-name="P7" text:outline-level="1"><text:bookmark-start text:name="__RefHeading___Toc50_1157166720"/>Capítulo 3: Competências Digitais Avançadas para o Mercado de Trabalho<text:bookmark-end text:name="__RefHeading___Toc50_1157166720"/></text:h>
      <text:p text:style-name="P9">Aprofunda-se nas habilidades digitais avançadas valorizadas pelo mercado de trabalho, incluindo programação, desenvolvimento web, banco de dados, análise de dados, design gráfico e edição de vídeo. Fornece uma introdução a ferramentas e softwares relevantes, e sugere plataformas de aprendizado online para aprimoramento dessas competências.</text:p>
      <text:p text:style-name="P8"/>
      <text:h text:style-name="P7" text:outline-level="1"><text:bookmark-start text:name="__RefHeading___Toc52_1157166720"/>Capítulo 4: Soft Skills e Competências Digitais<text:bookmark-end text:name="__RefHeading___Toc52_1157166720"/></text:h>
      <text:p text:style-name="P9">Explora a intersecção entre soft skills e competências digitais, destacando a importância da comunicação eficaz online, da gestão do tempo, e da produtividade em ambientes de trabalho digitalizados. Discute como a adaptabilidade tecnológica e o aprendizado contínuo são cruciais para o sucesso profissional na era digital.</text:p>
      <text:p text:style-name="P8"/>
      <text:h text:style-name="P7" text:outline-level="1"><text:bookmark-start text:name="__RefHeading___Toc54_1157166720"/>Capítulo 5: Preparando-se para o Futuro do Trabalho<text:bookmark-end text:name="__RefHeading___Toc54_1157166720"/></text:h>
      <text:p text:style-name="P9">O último capítulo olha para o futuro, discutindo tendências tecnológicas emergentes como inteligência artificial, big data, e realidade aumentada. Oferece conselhos para desenvolvimento de carreiras em tecnologia, incluindo a importância de construir um portfólio online e de fazer networking. Conclui com uma chamada à ação para os leitores investirem em suas competências digitai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right="0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0000" loext:opacity="100%" style:font-name="Calibri" fo:font-family="Calibri" style:font-family-generic="roman" style:font-pitch="variable" fo:font-size="14pt" fo:language="pt" fo:country="BR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000000" loext:opacity="100%" style:font-name="Calibri" fo:font-family="Calibri" style:font-family-generic="roman" style:font-pitch="variable" fo:font-size="12pt" fo:language="pt" fo:country="BR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/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right="0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right="0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right="0cm" fo:margin-top="0cm" fo:margin-bottom="0.212cm" style:contextual-spacing="true" fo:text-indent="0cm" style:auto-text-indent="false"/>
    </style:style>
    <style:style style:name="List_20_2_20_Cont." style:display-name="List 2 Cont." style:family="paragraph" style:parent-style-name="Standard" style:class="list">
      <style:paragraph-properties fo:margin-left="1.27cm" fo:margin-right="0cm" fo:margin-top="0cm" fo:margin-bottom="0.212cm" style:contextual-spacing="true" fo:text-indent="0cm" style:auto-text-indent="false"/>
    </style:style>
    <style:style style:name="List_20_3_20_Cont." style:display-name="List 3 Cont." style:family="paragraph" style:parent-style-name="Standard" style:class="list">
      <style:paragraph-properties fo:margin-left="1.905cm" fo:margin-right="0cm" fo:margin-top="0cm" fo:margin-bottom="0.212cm" style:contextual-spacing="true" fo:text-indent="0cm" style:auto-text-indent="fals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Header_20_Char" style:display-name="Header Char" style:family="text" style:parent-style-name="Default_20_Paragraph_20_Font_20__28_WW_29_"/>
    <style:style style:name="Footer_20_Char" style:display-name="Footer Char" style:family="text" style:parent-style-name="Default_20_Paragraph_20_Font_20__28_WW_29_"/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_20__28_WW_29_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_20__28_WW_29_"/>
    <style:style style:name="Body_20_Text_20_2_20_Char" style:display-name="Body Text 2 Char" style:family="text" style:parent-style-name="Default_20_Paragraph_20_Font_20__28_WW_29_" loext:linked-style-name="Body_20_Text_20_2"/>
    <style:style style:name="Body_20_Text_20_3_20_Char" style:display-name="Body Text 3 Char" style:family="text" style:parent-style-name="Default_20_Paragraph_20_Font_20__28_WW_29_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_20__28_WW_29_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_20__28_WW_29_" loext:linked-style-name="Quote">
      <style:text-properties fo:color="#000000" loext:opacity="100%" fo:font-style="italic" style:font-style-asian="italic" style:font-style-complex="italic"/>
    </style:style>
    <style:style style:name="Heading_20_4_20_Char" style:display-name="Heading 4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_20__28_WW_29_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_20_Char" style:display-name="Heading 6 Char" style:family="text" style:parent-style-name="Default_20_Paragraph_20_Font_20__28_WW_29_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_20__28_WW_29_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_20__28_WW_29_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_20__28_WW_29_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_20__28_WW_29_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_20__28_WW_29_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ython-docx</meta:initial-creator>
    <dc:description>generated by python-docx</dc:description>
    <meta:editing-cycles>4</meta:editing-cycles>
    <meta:creation-date>2013-12-23T23:15:00</meta:creation-date>
    <dc:date>2024-03-11T15:07:37.821000000</dc:date>
    <meta:editing-duration>PT1H22M43S</meta:editing-duration>
    <meta:generator>LibreOffice/7.5.9.2$Windows_X86_64 LibreOffice_project/cdeefe45c17511d326101eed8008ac4092f278a9</meta:generator>
    <meta:document-statistic meta:table-count="0" meta:image-count="0" meta:object-count="0" meta:page-count="8" meta:paragraph-count="20" meta:word-count="393" meta:character-count="2827" meta:non-whitespace-character-count="2454"/>
    <meta:user-defined meta:name="AppVersion">14.0000</meta:user-defined>
    <meta:template xlink:type="simple" xlink:actuate="onRequest" xlink:title="Normal.dotm" xlink:href=""/>
  </office:meta>
</office:document-meta>
</file>